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01cm"/>
    </style:style>
    <style:style style:name="co2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1.461cm"/>
    </style:style>
    <style:style style:name="co4" style:family="table-column">
      <style:table-column-properties fo:break-before="auto" style:column-width="1.249cm"/>
    </style:style>
    <style:style style:name="co5" style:family="table-column">
      <style:table-column-properties fo:break-before="auto" style:column-width="0.953cm"/>
    </style:style>
    <style:style style:name="co6" style:family="table-column">
      <style:table-column-properties fo:break-before="auto" style:column-width="1.185cm"/>
    </style:style>
    <style:style style:name="co7" style:family="table-column">
      <style:table-column-properties fo:break-before="auto" style:column-width="1.418cm"/>
    </style:style>
    <style:style style:name="co8" style:family="table-column">
      <style:table-column-properties fo:break-before="auto" style:column-width="1.715cm"/>
    </style:style>
    <style:style style:name="co9" style:family="table-column">
      <style:table-column-properties fo:break-before="auto" style:column-width="1.63cm"/>
    </style:style>
    <style:style style:name="co10" style:family="table-column">
      <style:table-column-properties fo:break-before="auto" style:column-width="29.71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2" table:default-cell-style-name="ce1"/>
        <table:table-row table:style-name="ro1">
          <table:table-cell office:value-type="string" calcext:value-type="string">
            <text:p>locati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etingAt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JSON</text:p>
          </table:table-cell>
          <table:table-cell table:formula="of:=CHAR(34)" office:value-type="string" office:string-value="&quot;" calcext:value-type="string">
            <text:p>"</text:p>
          </table:table-cell>
          <table:table-cell table:number-columns-repeated="1637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fadi trotz allem, Allmendstrasse 33, 2562 Port</text:p>
          </table:table-cell>
          <table:table-cell office:value-type="string" calcext:value-type="string">
            <text:p>Pfadi trotz allem</text:p>
          </table:table-cell>
          <table:table-cell office:value-type="string" calcext:value-type="string">
            <text:p>Allmendstrasse 33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93" calcext:value-type="float">
            <text:p>47.1193</text:p>
          </table:table-cell>
          <table:table-cell office:value-type="float" office:value="7.2457" calcext:value-type="float">
            <text:p>7.2457</text:p>
          </table:table-cell>
          <table:table-cell table:formula="of:=&quot;{&quot;&amp;[.M$1]&amp;[.A$1]&amp;[.M$1]&amp;&quot;: &quot;&amp;[.A2]&amp;&quot;,&quot;&amp;[.M$1]&amp;[.C$1]&amp;[.M$1]&amp;&quot;: &quot;&amp;[.M$1]&amp;[.C2]&amp;[.M$1]&amp;&quot;,&quot;&amp;[.M$1]&amp;[.D$1]&amp;[.M$1]&amp;&quot;:&quot;&amp;[.M$1]&amp;[.D2]&amp;[.M$1]&amp;&quot;,&quot;&amp;[.M$1]&amp;[.E$1]&amp;[.M$1]&amp;&quot;:&quot;&amp;[.M$1]&amp;[.E2]&amp;[.M$1]&amp;&quot;,&quot;&amp;[.M$1]&amp;[.F$1]&amp;[.M$1]&amp;&quot;:&quot;&amp;[.M$1]&amp;[.F2]&amp;[.M$1]&amp;&quot;,&quot;&amp;[.M$1]&amp;[.G$1]&amp;[.M$1]&amp;&quot;:&quot;&amp;[.M$1]&amp;[.G2]&amp;[.M$1]&amp;&quot;,&quot;&amp;[.M$1]&amp;[.H$1]&amp;[.M$1]&amp;&quot;:&quot;&amp;[.M$1]&amp;[.H2]&amp;[.M$1]&amp;&quot;,&quot;&amp;[.M$1]&amp;[.I$1]&amp;[.M$1]&amp;&quot;:&quot;&amp;[.M$1]&amp;[.I2]&amp;[.M$1]&amp;&quot;,&quot;&amp;[.M$1]&amp;[.J$1]&amp;[.M$1]&amp;&quot;:&quot;&amp;[.M$1]&amp;[.J2]&amp;[.M$1]&amp;&quot;,&quot;&amp;[.M$1]&amp;[.K$1]&amp;[.M$1]&amp;&quot;:&quot;&amp;[.M$1]&amp;[.K2]&amp;[.M$1]&amp;&quot;}&quot;" office:value-type="string" office:string-value="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" calcext:value-type="string">
            <text:p>{"locationID": 38,"meetingAt": "Pfadi trotz allem","street":"Allmendstrasse 33","addition":"","district":"","zip":"2562","city":"Port","country":"CH","latitude":"47.1193","longitude":"7.2457"}</text:p>
          </table:table-cell>
          <table:table-cell table:formula="of:=&quot;[&quot;&amp;[.L2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" calcext:value-type="string">
            <text:p>[{"locationID": 38,"meetingAt": "Pfadi trotz allem","street":"Allmendstrasse 33","addition":"","district":"","zip":"2562","city":"Port","country":"CH","latitude":"47.1193","longitude":"7.2457"}</text:p>
          </table:table-cell>
          <table:table-cell table:number-columns-repeated="1637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ugendraum, Matthäus-Zentrum, Lohngasse 4, 2562 Port</text:p>
          </table:table-cell>
          <table:table-cell office:value-type="string" calcext:value-type="string">
            <text:p>Matthäuszentrum</text:p>
          </table:table-cell>
          <table:table-cell office:value-type="string" calcext:value-type="string">
            <text:p>Lohngasse 4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724" calcext:value-type="float">
            <text:p>47.11724</text:p>
          </table:table-cell>
          <table:table-cell office:value-type="float" office:value="7.25555" calcext:value-type="float">
            <text:p>7.25555</text:p>
          </table:table-cell>
          <table:table-cell table:formula="of:=&quot;{&quot;&amp;[.M$1]&amp;[.A$1]&amp;[.M$1]&amp;&quot;: &quot;&amp;[.A3]&amp;&quot;,&quot;&amp;[.M$1]&amp;[.C$1]&amp;[.M$1]&amp;&quot;: &quot;&amp;[.M$1]&amp;[.C3]&amp;[.M$1]&amp;&quot;,&quot;&amp;[.M$1]&amp;[.D$1]&amp;[.M$1]&amp;&quot;:&quot;&amp;[.M$1]&amp;[.D3]&amp;[.M$1]&amp;&quot;,&quot;&amp;[.M$1]&amp;[.E$1]&amp;[.M$1]&amp;&quot;:&quot;&amp;[.M$1]&amp;[.E3]&amp;[.M$1]&amp;&quot;,&quot;&amp;[.M$1]&amp;[.F$1]&amp;[.M$1]&amp;&quot;:&quot;&amp;[.M$1]&amp;[.F3]&amp;[.M$1]&amp;&quot;,&quot;&amp;[.M$1]&amp;[.G$1]&amp;[.M$1]&amp;&quot;:&quot;&amp;[.M$1]&amp;[.G3]&amp;[.M$1]&amp;&quot;,&quot;&amp;[.M$1]&amp;[.H$1]&amp;[.M$1]&amp;&quot;:&quot;&amp;[.M$1]&amp;[.H3]&amp;[.M$1]&amp;&quot;,&quot;&amp;[.M$1]&amp;[.I$1]&amp;[.M$1]&amp;&quot;:&quot;&amp;[.M$1]&amp;[.I3]&amp;[.M$1]&amp;&quot;,&quot;&amp;[.M$1]&amp;[.J$1]&amp;[.M$1]&amp;&quot;:&quot;&amp;[.M$1]&amp;[.J3]&amp;[.M$1]&amp;&quot;,&quot;&amp;[.M$1]&amp;[.K$1]&amp;[.M$1]&amp;&quot;:&quot;&amp;[.M$1]&amp;[.K3]&amp;[.M$1]&amp;&quot;}&quot;" office:value-type="string" office:string-value="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{"locationID": 33,"meetingAt": "Matthäuszentrum","street":"Lohngasse 4","addition":"","district":"","zip":"2562","city":"Port","country":"CH","latitude":"47.11724","longitude":"7.25555"}</text:p>
          </table:table-cell>
          <table:table-cell table:formula="of:=[.M2]&amp;&quot;,&quot;&amp;[.L3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</text:p>
          </table:table-cell>
          <table:table-cell table:number-columns-repeated="1637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apelle, Mittelstrasse 1, 2560 Nidau</text:p>
          </table:table-cell>
          <table:table-cell office:value-type="string" calcext:value-type="string">
            <text:p>Kapelle</text:p>
          </table:table-cell>
          <table:table-cell office:value-type="string" calcext:value-type="string">
            <text:p>Mittelstrasse 1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508" calcext:value-type="float">
            <text:p>47.12508</text:p>
          </table:table-cell>
          <table:table-cell office:value-type="float" office:value="7.24001" calcext:value-type="float">
            <text:p>7.24001</text:p>
          </table:table-cell>
          <table:table-cell table:formula="of:=&quot;{&quot;&amp;[.M$1]&amp;[.A$1]&amp;[.M$1]&amp;&quot;: &quot;&amp;[.A4]&amp;&quot;,&quot;&amp;[.M$1]&amp;[.C$1]&amp;[.M$1]&amp;&quot;: &quot;&amp;[.M$1]&amp;[.C4]&amp;[.M$1]&amp;&quot;,&quot;&amp;[.M$1]&amp;[.D$1]&amp;[.M$1]&amp;&quot;:&quot;&amp;[.M$1]&amp;[.D4]&amp;[.M$1]&amp;&quot;,&quot;&amp;[.M$1]&amp;[.E$1]&amp;[.M$1]&amp;&quot;:&quot;&amp;[.M$1]&amp;[.E4]&amp;[.M$1]&amp;&quot;,&quot;&amp;[.M$1]&amp;[.F$1]&amp;[.M$1]&amp;&quot;:&quot;&amp;[.M$1]&amp;[.F4]&amp;[.M$1]&amp;&quot;,&quot;&amp;[.M$1]&amp;[.G$1]&amp;[.M$1]&amp;&quot;:&quot;&amp;[.M$1]&amp;[.G4]&amp;[.M$1]&amp;&quot;,&quot;&amp;[.M$1]&amp;[.H$1]&amp;[.M$1]&amp;&quot;:&quot;&amp;[.M$1]&amp;[.H4]&amp;[.M$1]&amp;&quot;,&quot;&amp;[.M$1]&amp;[.I$1]&amp;[.M$1]&amp;&quot;:&quot;&amp;[.M$1]&amp;[.I4]&amp;[.M$1]&amp;&quot;,&quot;&amp;[.M$1]&amp;[.J$1]&amp;[.M$1]&amp;&quot;:&quot;&amp;[.M$1]&amp;[.J4]&amp;[.M$1]&amp;&quot;,&quot;&amp;[.M$1]&amp;[.K$1]&amp;[.M$1]&amp;&quot;:&quot;&amp;[.M$1]&amp;[.K4]&amp;[.M$1]&amp;&quot;}&quot;" office:value-type="string" office:string-value="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" calcext:value-type="string">
            <text:p>{"locationID": 32,"meetingAt": "Kapelle","street":"Mittelstrasse 1","addition":"","district":"","zip":"2560","city":"Nidau","country":"CH","latitude":"47.12508","longitude":"7.24001"}</text:p>
          </table:table-cell>
          <table:table-cell table:formula="of:=[.M3]&amp;&quot;,&quot;&amp;[.L4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</text:p>
          </table:table-cell>
          <table:table-cell table:number-columns-repeated="1637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irche, Mittelstrasse 1, 2560 Nidau</text:p>
          </table:table-cell>
          <table:table-cell office:value-type="string" calcext:value-type="string">
            <text:p>Kirche</text:p>
          </table:table-cell>
          <table:table-cell office:value-type="string" calcext:value-type="string">
            <text:p>Mittelstrasse 1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508" calcext:value-type="float">
            <text:p>47.12508</text:p>
          </table:table-cell>
          <table:table-cell office:value-type="float" office:value="7.24033" calcext:value-type="float">
            <text:p>7.24033</text:p>
          </table:table-cell>
          <table:table-cell table:formula="of:=&quot;{&quot;&amp;[.M$1]&amp;[.A$1]&amp;[.M$1]&amp;&quot;: &quot;&amp;[.A5]&amp;&quot;,&quot;&amp;[.M$1]&amp;[.C$1]&amp;[.M$1]&amp;&quot;: &quot;&amp;[.M$1]&amp;[.C5]&amp;[.M$1]&amp;&quot;,&quot;&amp;[.M$1]&amp;[.D$1]&amp;[.M$1]&amp;&quot;:&quot;&amp;[.M$1]&amp;[.D5]&amp;[.M$1]&amp;&quot;,&quot;&amp;[.M$1]&amp;[.E$1]&amp;[.M$1]&amp;&quot;:&quot;&amp;[.M$1]&amp;[.E5]&amp;[.M$1]&amp;&quot;,&quot;&amp;[.M$1]&amp;[.F$1]&amp;[.M$1]&amp;&quot;:&quot;&amp;[.M$1]&amp;[.F5]&amp;[.M$1]&amp;&quot;,&quot;&amp;[.M$1]&amp;[.G$1]&amp;[.M$1]&amp;&quot;:&quot;&amp;[.M$1]&amp;[.G5]&amp;[.M$1]&amp;&quot;,&quot;&amp;[.M$1]&amp;[.H$1]&amp;[.M$1]&amp;&quot;:&quot;&amp;[.M$1]&amp;[.H5]&amp;[.M$1]&amp;&quot;,&quot;&amp;[.M$1]&amp;[.I$1]&amp;[.M$1]&amp;&quot;:&quot;&amp;[.M$1]&amp;[.I5]&amp;[.M$1]&amp;&quot;,&quot;&amp;[.M$1]&amp;[.J$1]&amp;[.M$1]&amp;&quot;:&quot;&amp;[.M$1]&amp;[.J5]&amp;[.M$1]&amp;&quot;,&quot;&amp;[.M$1]&amp;[.K$1]&amp;[.M$1]&amp;&quot;:&quot;&amp;[.M$1]&amp;[.K5]&amp;[.M$1]&amp;&quot;}&quot;" office:value-type="string" office:string-value="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" calcext:value-type="string">
            <text:p>{"locationID": 31,"meetingAt": "Kirche","street":"Mittelstrasse 1","addition":"","district":"","zip":"2560","city":"Nidau","country":"CH","latitude":"47.12508","longitude":"7.24033"}</text:p>
          </table:table-cell>
          <table:table-cell table:formula="of:=[.M4]&amp;&quot;,&quot;&amp;[.L5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</text:p>
          </table:table-cell>
          <table:table-cell table:number-columns-repeated="1637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ütterberatung/Spielgruppe, Kirchgemeindehaus , Aalmattenweg 49, 2560 Nidau/BE</text:p>
          </table:table-cell>
          <table:table-cell office:value-type="string" calcext:value-type="string">
            <text:p>Kirchgemeindehaus</text:p>
          </table:table-cell>
          <table:table-cell office:value-type="string" calcext:value-type="string">
            <text:p>Aalmattenweg 49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302" calcext:value-type="float">
            <text:p>47.12302</text:p>
          </table:table-cell>
          <table:table-cell office:value-type="float" office:value="7.2488" calcext:value-type="float">
            <text:p>7.2488</text:p>
          </table:table-cell>
          <table:table-cell table:formula="of:=&quot;{&quot;&amp;[.M$1]&amp;[.A$1]&amp;[.M$1]&amp;&quot;: &quot;&amp;[.A6]&amp;&quot;,&quot;&amp;[.M$1]&amp;[.C$1]&amp;[.M$1]&amp;&quot;: &quot;&amp;[.M$1]&amp;[.C6]&amp;[.M$1]&amp;&quot;,&quot;&amp;[.M$1]&amp;[.D$1]&amp;[.M$1]&amp;&quot;:&quot;&amp;[.M$1]&amp;[.D6]&amp;[.M$1]&amp;&quot;,&quot;&amp;[.M$1]&amp;[.E$1]&amp;[.M$1]&amp;&quot;:&quot;&amp;[.M$1]&amp;[.E6]&amp;[.M$1]&amp;&quot;,&quot;&amp;[.M$1]&amp;[.F$1]&amp;[.M$1]&amp;&quot;:&quot;&amp;[.M$1]&amp;[.F6]&amp;[.M$1]&amp;&quot;,&quot;&amp;[.M$1]&amp;[.G$1]&amp;[.M$1]&amp;&quot;:&quot;&amp;[.M$1]&amp;[.G6]&amp;[.M$1]&amp;&quot;,&quot;&amp;[.M$1]&amp;[.H$1]&amp;[.M$1]&amp;&quot;:&quot;&amp;[.M$1]&amp;[.H6]&amp;[.M$1]&amp;&quot;,&quot;&amp;[.M$1]&amp;[.I$1]&amp;[.M$1]&amp;&quot;:&quot;&amp;[.M$1]&amp;[.I6]&amp;[.M$1]&amp;&quot;,&quot;&amp;[.M$1]&amp;[.J$1]&amp;[.M$1]&amp;&quot;:&quot;&amp;[.M$1]&amp;[.J6]&amp;[.M$1]&amp;&quot;,&quot;&amp;[.M$1]&amp;[.K$1]&amp;[.M$1]&amp;&quot;:&quot;&amp;[.M$1]&amp;[.K6]&amp;[.M$1]&amp;&quot;}&quot;" office:value-type="string" office:string-value="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{"locationID": 30,"meetingAt": "Kirchgemeindehaus","street":"Aalmattenweg 49","addition":"","district":"","zip":"2560","city":"Nidau","country":"CH","latitude":"47.12302","longitude":"7.2488"}</text:p>
          </table:table-cell>
          <table:table-cell table:formula="of:=[.M5]&amp;&quot;,&quot;&amp;[.L6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</text:p>
          </table:table-cell>
          <table:table-cell table:number-columns-repeated="1637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heminéeraum, Kirchgemeindehaus , Aalmattenweg 49, 2560 Nidau/BE</text:p>
          </table:table-cell>
          <table:table-cell office:value-type="string" calcext:value-type="string">
            <text:p>Kirchgemeindehaus</text:p>
          </table:table-cell>
          <table:table-cell office:value-type="string" calcext:value-type="string">
            <text:p>Aalmattenweg 49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302" calcext:value-type="float">
            <text:p>47.12302</text:p>
          </table:table-cell>
          <table:table-cell office:value-type="float" office:value="7.2488" calcext:value-type="float">
            <text:p>7.2488</text:p>
          </table:table-cell>
          <table:table-cell table:formula="of:=&quot;{&quot;&amp;[.M$1]&amp;[.A$1]&amp;[.M$1]&amp;&quot;: &quot;&amp;[.A7]&amp;&quot;,&quot;&amp;[.M$1]&amp;[.C$1]&amp;[.M$1]&amp;&quot;: &quot;&amp;[.M$1]&amp;[.C7]&amp;[.M$1]&amp;&quot;,&quot;&amp;[.M$1]&amp;[.D$1]&amp;[.M$1]&amp;&quot;:&quot;&amp;[.M$1]&amp;[.D7]&amp;[.M$1]&amp;&quot;,&quot;&amp;[.M$1]&amp;[.E$1]&amp;[.M$1]&amp;&quot;:&quot;&amp;[.M$1]&amp;[.E7]&amp;[.M$1]&amp;&quot;,&quot;&amp;[.M$1]&amp;[.F$1]&amp;[.M$1]&amp;&quot;:&quot;&amp;[.M$1]&amp;[.F7]&amp;[.M$1]&amp;&quot;,&quot;&amp;[.M$1]&amp;[.G$1]&amp;[.M$1]&amp;&quot;:&quot;&amp;[.M$1]&amp;[.G7]&amp;[.M$1]&amp;&quot;,&quot;&amp;[.M$1]&amp;[.H$1]&amp;[.M$1]&amp;&quot;:&quot;&amp;[.M$1]&amp;[.H7]&amp;[.M$1]&amp;&quot;,&quot;&amp;[.M$1]&amp;[.I$1]&amp;[.M$1]&amp;&quot;:&quot;&amp;[.M$1]&amp;[.I7]&amp;[.M$1]&amp;&quot;,&quot;&amp;[.M$1]&amp;[.J$1]&amp;[.M$1]&amp;&quot;:&quot;&amp;[.M$1]&amp;[.J7]&amp;[.M$1]&amp;&quot;,&quot;&amp;[.M$1]&amp;[.K$1]&amp;[.M$1]&amp;&quot;:&quot;&amp;[.M$1]&amp;[.K7]&amp;[.M$1]&amp;&quot;}&quot;" office:value-type="string" office:string-value="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{"locationID": 29,"meetingAt": "Kirchgemeindehaus","street":"Aalmattenweg 49","addition":"","district":"","zip":"2560","city":"Nidau","country":"CH","latitude":"47.12302","longitude":"7.2488"}</text:p>
          </table:table-cell>
          <table:table-cell table:formula="of:=[.M6]&amp;&quot;,&quot;&amp;[.L7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</text:p>
          </table:table-cell>
          <table:table-cell table:number-columns-repeated="1637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nterrichtszimmer 2 UG, Kirchgemeindehaus , Aalmattenweg 49, 2560 Nidau/BE</text:p>
          </table:table-cell>
          <table:table-cell office:value-type="string" calcext:value-type="string">
            <text:p>Kirchgemeindehaus</text:p>
          </table:table-cell>
          <table:table-cell office:value-type="string" calcext:value-type="string">
            <text:p>Aalmattenweg 49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302" calcext:value-type="float">
            <text:p>47.12302</text:p>
          </table:table-cell>
          <table:table-cell office:value-type="float" office:value="7.2488" calcext:value-type="float">
            <text:p>7.2488</text:p>
          </table:table-cell>
          <table:table-cell table:formula="of:=&quot;{&quot;&amp;[.M$1]&amp;[.A$1]&amp;[.M$1]&amp;&quot;: &quot;&amp;[.A8]&amp;&quot;,&quot;&amp;[.M$1]&amp;[.C$1]&amp;[.M$1]&amp;&quot;: &quot;&amp;[.M$1]&amp;[.C8]&amp;[.M$1]&amp;&quot;,&quot;&amp;[.M$1]&amp;[.D$1]&amp;[.M$1]&amp;&quot;:&quot;&amp;[.M$1]&amp;[.D8]&amp;[.M$1]&amp;&quot;,&quot;&amp;[.M$1]&amp;[.E$1]&amp;[.M$1]&amp;&quot;:&quot;&amp;[.M$1]&amp;[.E8]&amp;[.M$1]&amp;&quot;,&quot;&amp;[.M$1]&amp;[.F$1]&amp;[.M$1]&amp;&quot;:&quot;&amp;[.M$1]&amp;[.F8]&amp;[.M$1]&amp;&quot;,&quot;&amp;[.M$1]&amp;[.G$1]&amp;[.M$1]&amp;&quot;:&quot;&amp;[.M$1]&amp;[.G8]&amp;[.M$1]&amp;&quot;,&quot;&amp;[.M$1]&amp;[.H$1]&amp;[.M$1]&amp;&quot;:&quot;&amp;[.M$1]&amp;[.H8]&amp;[.M$1]&amp;&quot;,&quot;&amp;[.M$1]&amp;[.I$1]&amp;[.M$1]&amp;&quot;:&quot;&amp;[.M$1]&amp;[.I8]&amp;[.M$1]&amp;&quot;,&quot;&amp;[.M$1]&amp;[.J$1]&amp;[.M$1]&amp;&quot;:&quot;&amp;[.M$1]&amp;[.J8]&amp;[.M$1]&amp;&quot;,&quot;&amp;[.M$1]&amp;[.K$1]&amp;[.M$1]&amp;&quot;:&quot;&amp;[.M$1]&amp;[.K8]&amp;[.M$1]&amp;&quot;}&quot;" office:value-type="string" office:string-value="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{"locationID": 28,"meetingAt": "Kirchgemeindehaus","street":"Aalmattenweg 49","addition":"","district":"","zip":"2560","city":"Nidau","country":"CH","latitude":"47.12302","longitude":"7.2488"}</text:p>
          </table:table-cell>
          <table:table-cell table:formula="of:=[.M7]&amp;&quot;,&quot;&amp;[.L8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</text:p>
          </table:table-cell>
          <table:table-cell table:number-columns-repeated="1637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nterrichtszimmer 1 UG, Kirchgemeindehaus , Aalmattenweg 49, 2560 Nidau/BE</text:p>
          </table:table-cell>
          <table:table-cell office:value-type="string" calcext:value-type="string">
            <text:p>Kirchgemeindehaus</text:p>
          </table:table-cell>
          <table:table-cell office:value-type="string" calcext:value-type="string">
            <text:p>Aalmattenweg 49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302" calcext:value-type="float">
            <text:p>47.12302</text:p>
          </table:table-cell>
          <table:table-cell office:value-type="float" office:value="7.2488" calcext:value-type="float">
            <text:p>7.2488</text:p>
          </table:table-cell>
          <table:table-cell table:formula="of:=&quot;{&quot;&amp;[.M$1]&amp;[.A$1]&amp;[.M$1]&amp;&quot;: &quot;&amp;[.A9]&amp;&quot;,&quot;&amp;[.M$1]&amp;[.C$1]&amp;[.M$1]&amp;&quot;: &quot;&amp;[.M$1]&amp;[.C9]&amp;[.M$1]&amp;&quot;,&quot;&amp;[.M$1]&amp;[.D$1]&amp;[.M$1]&amp;&quot;:&quot;&amp;[.M$1]&amp;[.D9]&amp;[.M$1]&amp;&quot;,&quot;&amp;[.M$1]&amp;[.E$1]&amp;[.M$1]&amp;&quot;:&quot;&amp;[.M$1]&amp;[.E9]&amp;[.M$1]&amp;&quot;,&quot;&amp;[.M$1]&amp;[.F$1]&amp;[.M$1]&amp;&quot;:&quot;&amp;[.M$1]&amp;[.F9]&amp;[.M$1]&amp;&quot;,&quot;&amp;[.M$1]&amp;[.G$1]&amp;[.M$1]&amp;&quot;:&quot;&amp;[.M$1]&amp;[.G9]&amp;[.M$1]&amp;&quot;,&quot;&amp;[.M$1]&amp;[.H$1]&amp;[.M$1]&amp;&quot;:&quot;&amp;[.M$1]&amp;[.H9]&amp;[.M$1]&amp;&quot;,&quot;&amp;[.M$1]&amp;[.I$1]&amp;[.M$1]&amp;&quot;:&quot;&amp;[.M$1]&amp;[.I9]&amp;[.M$1]&amp;&quot;,&quot;&amp;[.M$1]&amp;[.J$1]&amp;[.M$1]&amp;&quot;:&quot;&amp;[.M$1]&amp;[.J9]&amp;[.M$1]&amp;&quot;,&quot;&amp;[.M$1]&amp;[.K$1]&amp;[.M$1]&amp;&quot;:&quot;&amp;[.M$1]&amp;[.K9]&amp;[.M$1]&amp;&quot;}&quot;" office:value-type="string" office:string-value="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{"locationID": 27,"meetingAt": "Kirchgemeindehaus","street":"Aalmattenweg 49","addition":"","district":"","zip":"2560","city":"Nidau","country":"CH","latitude":"47.12302","longitude":"7.2488"}</text:p>
          </table:table-cell>
          <table:table-cell table:formula="of:=[.M8]&amp;&quot;,&quot;&amp;[.L9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</text:p>
          </table:table-cell>
          <table:table-cell table:number-columns-repeated="1637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nterrichtszimmer 3 OG, Kirchgemeindehaus , Aalmattenweg 49, 2560 Nidau/BE</text:p>
          </table:table-cell>
          <table:table-cell office:value-type="string" calcext:value-type="string">
            <text:p>Kirchgemeindehaus</text:p>
          </table:table-cell>
          <table:table-cell office:value-type="string" calcext:value-type="string">
            <text:p>Aalmattenweg 49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302" calcext:value-type="float">
            <text:p>47.12302</text:p>
          </table:table-cell>
          <table:table-cell office:value-type="float" office:value="7.2488" calcext:value-type="float">
            <text:p>7.2488</text:p>
          </table:table-cell>
          <table:table-cell table:formula="of:=&quot;{&quot;&amp;[.M$1]&amp;[.A$1]&amp;[.M$1]&amp;&quot;: &quot;&amp;[.A10]&amp;&quot;,&quot;&amp;[.M$1]&amp;[.C$1]&amp;[.M$1]&amp;&quot;: &quot;&amp;[.M$1]&amp;[.C10]&amp;[.M$1]&amp;&quot;,&quot;&amp;[.M$1]&amp;[.D$1]&amp;[.M$1]&amp;&quot;:&quot;&amp;[.M$1]&amp;[.D10]&amp;[.M$1]&amp;&quot;,&quot;&amp;[.M$1]&amp;[.E$1]&amp;[.M$1]&amp;&quot;:&quot;&amp;[.M$1]&amp;[.E10]&amp;[.M$1]&amp;&quot;,&quot;&amp;[.M$1]&amp;[.F$1]&amp;[.M$1]&amp;&quot;:&quot;&amp;[.M$1]&amp;[.F10]&amp;[.M$1]&amp;&quot;,&quot;&amp;[.M$1]&amp;[.G$1]&amp;[.M$1]&amp;&quot;:&quot;&amp;[.M$1]&amp;[.G10]&amp;[.M$1]&amp;&quot;,&quot;&amp;[.M$1]&amp;[.H$1]&amp;[.M$1]&amp;&quot;:&quot;&amp;[.M$1]&amp;[.H10]&amp;[.M$1]&amp;&quot;,&quot;&amp;[.M$1]&amp;[.I$1]&amp;[.M$1]&amp;&quot;:&quot;&amp;[.M$1]&amp;[.I10]&amp;[.M$1]&amp;&quot;,&quot;&amp;[.M$1]&amp;[.J$1]&amp;[.M$1]&amp;&quot;:&quot;&amp;[.M$1]&amp;[.J10]&amp;[.M$1]&amp;&quot;,&quot;&amp;[.M$1]&amp;[.K$1]&amp;[.M$1]&amp;&quot;:&quot;&amp;[.M$1]&amp;[.K10]&amp;[.M$1]&amp;&quot;}&quot;" office:value-type="string" office:string-value="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{"locationID": 25,"meetingAt": "Kirchgemeindehaus","street":"Aalmattenweg 49","addition":"","district":"","zip":"2560","city":"Nidau","country":"CH","latitude":"47.12302","longitude":"7.2488"}</text:p>
          </table:table-cell>
          <table:table-cell table:formula="of:=[.M9]&amp;&quot;,&quot;&amp;[.L10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</text:p>
          </table:table-cell>
          <table:table-cell table:number-columns-repeated="1637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üche, Kirchgemeindehaus , Aalmattenweg 49, 2560 Nidau/BE</text:p>
          </table:table-cell>
          <table:table-cell office:value-type="string" calcext:value-type="string">
            <text:p>Kirchgemeindehaus</text:p>
          </table:table-cell>
          <table:table-cell office:value-type="string" calcext:value-type="string">
            <text:p>Aalmattenweg 49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302" calcext:value-type="float">
            <text:p>47.12302</text:p>
          </table:table-cell>
          <table:table-cell office:value-type="float" office:value="7.2488" calcext:value-type="float">
            <text:p>7.2488</text:p>
          </table:table-cell>
          <table:table-cell table:formula="of:=&quot;{&quot;&amp;[.M$1]&amp;[.A$1]&amp;[.M$1]&amp;&quot;: &quot;&amp;[.A11]&amp;&quot;,&quot;&amp;[.M$1]&amp;[.C$1]&amp;[.M$1]&amp;&quot;: &quot;&amp;[.M$1]&amp;[.C11]&amp;[.M$1]&amp;&quot;,&quot;&amp;[.M$1]&amp;[.D$1]&amp;[.M$1]&amp;&quot;:&quot;&amp;[.M$1]&amp;[.D11]&amp;[.M$1]&amp;&quot;,&quot;&amp;[.M$1]&amp;[.E$1]&amp;[.M$1]&amp;&quot;:&quot;&amp;[.M$1]&amp;[.E11]&amp;[.M$1]&amp;&quot;,&quot;&amp;[.M$1]&amp;[.F$1]&amp;[.M$1]&amp;&quot;:&quot;&amp;[.M$1]&amp;[.F11]&amp;[.M$1]&amp;&quot;,&quot;&amp;[.M$1]&amp;[.G$1]&amp;[.M$1]&amp;&quot;:&quot;&amp;[.M$1]&amp;[.G11]&amp;[.M$1]&amp;&quot;,&quot;&amp;[.M$1]&amp;[.H$1]&amp;[.M$1]&amp;&quot;:&quot;&amp;[.M$1]&amp;[.H11]&amp;[.M$1]&amp;&quot;,&quot;&amp;[.M$1]&amp;[.I$1]&amp;[.M$1]&amp;&quot;:&quot;&amp;[.M$1]&amp;[.I11]&amp;[.M$1]&amp;&quot;,&quot;&amp;[.M$1]&amp;[.J$1]&amp;[.M$1]&amp;&quot;:&quot;&amp;[.M$1]&amp;[.J11]&amp;[.M$1]&amp;&quot;,&quot;&amp;[.M$1]&amp;[.K$1]&amp;[.M$1]&amp;&quot;:&quot;&amp;[.M$1]&amp;[.K11]&amp;[.M$1]&amp;&quot;}&quot;" office:value-type="string" office:string-value="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{"locationID": 24,"meetingAt": "Kirchgemeindehaus","street":"Aalmattenweg 49","addition":"","district":"","zip":"2560","city":"Nidau","country":"CH","latitude":"47.12302","longitude":"7.2488"}</text:p>
          </table:table-cell>
          <table:table-cell table:formula="of:=[.M10]&amp;&quot;,&quot;&amp;[.L11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</text:p>
          </table:table-cell>
          <table:table-cell table:number-columns-repeated="1637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oyer, Kirchgemeindehaus , Aalmattenweg 49, 2560 Nidau/BE</text:p>
          </table:table-cell>
          <table:table-cell office:value-type="string" calcext:value-type="string">
            <text:p>Kirchgemeindehaus</text:p>
          </table:table-cell>
          <table:table-cell office:value-type="string" calcext:value-type="string">
            <text:p>Aalmattenweg 49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302" calcext:value-type="float">
            <text:p>47.12302</text:p>
          </table:table-cell>
          <table:table-cell office:value-type="float" office:value="7.2488" calcext:value-type="float">
            <text:p>7.2488</text:p>
          </table:table-cell>
          <table:table-cell table:formula="of:=&quot;{&quot;&amp;[.M$1]&amp;[.A$1]&amp;[.M$1]&amp;&quot;: &quot;&amp;[.A12]&amp;&quot;,&quot;&amp;[.M$1]&amp;[.C$1]&amp;[.M$1]&amp;&quot;: &quot;&amp;[.M$1]&amp;[.C12]&amp;[.M$1]&amp;&quot;,&quot;&amp;[.M$1]&amp;[.D$1]&amp;[.M$1]&amp;&quot;:&quot;&amp;[.M$1]&amp;[.D12]&amp;[.M$1]&amp;&quot;,&quot;&amp;[.M$1]&amp;[.E$1]&amp;[.M$1]&amp;&quot;:&quot;&amp;[.M$1]&amp;[.E12]&amp;[.M$1]&amp;&quot;,&quot;&amp;[.M$1]&amp;[.F$1]&amp;[.M$1]&amp;&quot;:&quot;&amp;[.M$1]&amp;[.F12]&amp;[.M$1]&amp;&quot;,&quot;&amp;[.M$1]&amp;[.G$1]&amp;[.M$1]&amp;&quot;:&quot;&amp;[.M$1]&amp;[.G12]&amp;[.M$1]&amp;&quot;,&quot;&amp;[.M$1]&amp;[.H$1]&amp;[.M$1]&amp;&quot;:&quot;&amp;[.M$1]&amp;[.H12]&amp;[.M$1]&amp;&quot;,&quot;&amp;[.M$1]&amp;[.I$1]&amp;[.M$1]&amp;&quot;:&quot;&amp;[.M$1]&amp;[.I12]&amp;[.M$1]&amp;&quot;,&quot;&amp;[.M$1]&amp;[.J$1]&amp;[.M$1]&amp;&quot;:&quot;&amp;[.M$1]&amp;[.J12]&amp;[.M$1]&amp;&quot;,&quot;&amp;[.M$1]&amp;[.K$1]&amp;[.M$1]&amp;&quot;:&quot;&amp;[.M$1]&amp;[.K12]&amp;[.M$1]&amp;&quot;}&quot;" office:value-type="string" office:string-value="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{"locationID": 23,"meetingAt": "Kirchgemeindehaus","street":"Aalmattenweg 49","addition":"","district":"","zip":"2560","city":"Nidau","country":"CH","latitude":"47.12302","longitude":"7.2488"}</text:p>
          </table:table-cell>
          <table:table-cell table:formula="of:=[.M11]&amp;&quot;,&quot;&amp;[.L12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</text:p>
          </table:table-cell>
          <table:table-cell table:number-columns-repeated="1637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leiner Saal, Kirchgemeindehaus , Aalmattenweg 49, 2560 Nidau/BE</text:p>
          </table:table-cell>
          <table:table-cell office:value-type="string" calcext:value-type="string">
            <text:p>Kirchgemeindehaus</text:p>
          </table:table-cell>
          <table:table-cell office:value-type="string" calcext:value-type="string">
            <text:p>Aalmattenweg 49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302" calcext:value-type="float">
            <text:p>47.12302</text:p>
          </table:table-cell>
          <table:table-cell office:value-type="float" office:value="7.2488" calcext:value-type="float">
            <text:p>7.2488</text:p>
          </table:table-cell>
          <table:table-cell table:formula="of:=&quot;{&quot;&amp;[.M$1]&amp;[.A$1]&amp;[.M$1]&amp;&quot;: &quot;&amp;[.A13]&amp;&quot;,&quot;&amp;[.M$1]&amp;[.C$1]&amp;[.M$1]&amp;&quot;: &quot;&amp;[.M$1]&amp;[.C13]&amp;[.M$1]&amp;&quot;,&quot;&amp;[.M$1]&amp;[.D$1]&amp;[.M$1]&amp;&quot;:&quot;&amp;[.M$1]&amp;[.D13]&amp;[.M$1]&amp;&quot;,&quot;&amp;[.M$1]&amp;[.E$1]&amp;[.M$1]&amp;&quot;:&quot;&amp;[.M$1]&amp;[.E13]&amp;[.M$1]&amp;&quot;,&quot;&amp;[.M$1]&amp;[.F$1]&amp;[.M$1]&amp;&quot;:&quot;&amp;[.M$1]&amp;[.F13]&amp;[.M$1]&amp;&quot;,&quot;&amp;[.M$1]&amp;[.G$1]&amp;[.M$1]&amp;&quot;:&quot;&amp;[.M$1]&amp;[.G13]&amp;[.M$1]&amp;&quot;,&quot;&amp;[.M$1]&amp;[.H$1]&amp;[.M$1]&amp;&quot;:&quot;&amp;[.M$1]&amp;[.H13]&amp;[.M$1]&amp;&quot;,&quot;&amp;[.M$1]&amp;[.I$1]&amp;[.M$1]&amp;&quot;:&quot;&amp;[.M$1]&amp;[.I13]&amp;[.M$1]&amp;&quot;,&quot;&amp;[.M$1]&amp;[.J$1]&amp;[.M$1]&amp;&quot;:&quot;&amp;[.M$1]&amp;[.J13]&amp;[.M$1]&amp;&quot;,&quot;&amp;[.M$1]&amp;[.K$1]&amp;[.M$1]&amp;&quot;:&quot;&amp;[.M$1]&amp;[.K13]&amp;[.M$1]&amp;&quot;}&quot;" office:value-type="string" office:string-value="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{"locationID": 22,"meetingAt": "Kirchgemeindehaus","street":"Aalmattenweg 49","addition":"","district":"","zip":"2560","city":"Nidau","country":"CH","latitude":"47.12302","longitude":"7.2488"}</text:p>
          </table:table-cell>
          <table:table-cell table:formula="of:=[.M12]&amp;&quot;,&quot;&amp;[.L13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</text:p>
          </table:table-cell>
          <table:table-cell table:number-columns-repeated="1637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osser Saal, Kirchgemeindehaus , Aalmattenweg 49, 2560 Nidau/BE</text:p>
          </table:table-cell>
          <table:table-cell office:value-type="string" calcext:value-type="string">
            <text:p>Kirchgemeindehaus</text:p>
          </table:table-cell>
          <table:table-cell office:value-type="string" calcext:value-type="string">
            <text:p>Aalmattenweg 49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302" calcext:value-type="float">
            <text:p>47.12302</text:p>
          </table:table-cell>
          <table:table-cell office:value-type="float" office:value="7.2488" calcext:value-type="float">
            <text:p>7.2488</text:p>
          </table:table-cell>
          <table:table-cell table:formula="of:=&quot;{&quot;&amp;[.M$1]&amp;[.A$1]&amp;[.M$1]&amp;&quot;: &quot;&amp;[.A14]&amp;&quot;,&quot;&amp;[.M$1]&amp;[.C$1]&amp;[.M$1]&amp;&quot;: &quot;&amp;[.M$1]&amp;[.C14]&amp;[.M$1]&amp;&quot;,&quot;&amp;[.M$1]&amp;[.D$1]&amp;[.M$1]&amp;&quot;:&quot;&amp;[.M$1]&amp;[.D14]&amp;[.M$1]&amp;&quot;,&quot;&amp;[.M$1]&amp;[.E$1]&amp;[.M$1]&amp;&quot;:&quot;&amp;[.M$1]&amp;[.E14]&amp;[.M$1]&amp;&quot;,&quot;&amp;[.M$1]&amp;[.F$1]&amp;[.M$1]&amp;&quot;:&quot;&amp;[.M$1]&amp;[.F14]&amp;[.M$1]&amp;&quot;,&quot;&amp;[.M$1]&amp;[.G$1]&amp;[.M$1]&amp;&quot;:&quot;&amp;[.M$1]&amp;[.G14]&amp;[.M$1]&amp;&quot;,&quot;&amp;[.M$1]&amp;[.H$1]&amp;[.M$1]&amp;&quot;:&quot;&amp;[.M$1]&amp;[.H14]&amp;[.M$1]&amp;&quot;,&quot;&amp;[.M$1]&amp;[.I$1]&amp;[.M$1]&amp;&quot;:&quot;&amp;[.M$1]&amp;[.I14]&amp;[.M$1]&amp;&quot;,&quot;&amp;[.M$1]&amp;[.J$1]&amp;[.M$1]&amp;&quot;:&quot;&amp;[.M$1]&amp;[.J14]&amp;[.M$1]&amp;&quot;,&quot;&amp;[.M$1]&amp;[.K$1]&amp;[.M$1]&amp;&quot;:&quot;&amp;[.M$1]&amp;[.K14]&amp;[.M$1]&amp;&quot;}&quot;" office:value-type="string" office:string-value="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{"locationID": 21,"meetingAt": "Kirchgemeindehaus","street":"Aalmattenweg 49","addition":"","district":"","zip":"2560","city":"Nidau","country":"CH","latitude":"47.12302","longitude":"7.2488"}</text:p>
          </table:table-cell>
          <table:table-cell table:formula="of:=[.M13]&amp;&quot;,&quot;&amp;[.L14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</text:p>
          </table:table-cell>
          <table:table-cell table:number-columns-repeated="1637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erkraum, Matthäus-Zentrum, Lohngasse 4, 2562 Port</text:p>
          </table:table-cell>
          <table:table-cell office:value-type="string" calcext:value-type="string">
            <text:p>Matthäus-Zentrum</text:p>
          </table:table-cell>
          <table:table-cell office:value-type="string" calcext:value-type="string">
            <text:p>Lohngasse 4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724" calcext:value-type="float">
            <text:p>47.11724</text:p>
          </table:table-cell>
          <table:table-cell office:value-type="float" office:value="7.25555" calcext:value-type="float">
            <text:p>7.25555</text:p>
          </table:table-cell>
          <table:table-cell table:formula="of:=&quot;{&quot;&amp;[.M$1]&amp;[.A$1]&amp;[.M$1]&amp;&quot;: &quot;&amp;[.A15]&amp;&quot;,&quot;&amp;[.M$1]&amp;[.C$1]&amp;[.M$1]&amp;&quot;: &quot;&amp;[.M$1]&amp;[.C15]&amp;[.M$1]&amp;&quot;,&quot;&amp;[.M$1]&amp;[.D$1]&amp;[.M$1]&amp;&quot;:&quot;&amp;[.M$1]&amp;[.D15]&amp;[.M$1]&amp;&quot;,&quot;&amp;[.M$1]&amp;[.E$1]&amp;[.M$1]&amp;&quot;:&quot;&amp;[.M$1]&amp;[.E15]&amp;[.M$1]&amp;&quot;,&quot;&amp;[.M$1]&amp;[.F$1]&amp;[.M$1]&amp;&quot;:&quot;&amp;[.M$1]&amp;[.F15]&amp;[.M$1]&amp;&quot;,&quot;&amp;[.M$1]&amp;[.G$1]&amp;[.M$1]&amp;&quot;:&quot;&amp;[.M$1]&amp;[.G15]&amp;[.M$1]&amp;&quot;,&quot;&amp;[.M$1]&amp;[.H$1]&amp;[.M$1]&amp;&quot;:&quot;&amp;[.M$1]&amp;[.H15]&amp;[.M$1]&amp;&quot;,&quot;&amp;[.M$1]&amp;[.I$1]&amp;[.M$1]&amp;&quot;:&quot;&amp;[.M$1]&amp;[.I15]&amp;[.M$1]&amp;&quot;,&quot;&amp;[.M$1]&amp;[.J$1]&amp;[.M$1]&amp;&quot;:&quot;&amp;[.M$1]&amp;[.J15]&amp;[.M$1]&amp;&quot;,&quot;&amp;[.M$1]&amp;[.K$1]&amp;[.M$1]&amp;&quot;:&quot;&amp;[.M$1]&amp;[.K15]&amp;[.M$1]&amp;&quot;}&quot;" office:value-type="string" office:string-value="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{"locationID": 20,"meetingAt": "Matthäus-Zentrum","street":"Lohngasse 4","addition":"","district":"","zip":"2562","city":"Port","country":"CH","latitude":"47.11724","longitude":"7.25555"}</text:p>
          </table:table-cell>
          <table:table-cell table:formula="of:=[.M14]&amp;&quot;,&quot;&amp;[.L15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</text:p>
          </table:table-cell>
          <table:table-cell table:number-columns-repeated="1637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nterrichtsraum, Matthäus-Zentrum, Lohngasse 4, 2562 Port</text:p>
          </table:table-cell>
          <table:table-cell office:value-type="string" calcext:value-type="string">
            <text:p>Matthäus-Zentrum</text:p>
          </table:table-cell>
          <table:table-cell office:value-type="string" calcext:value-type="string">
            <text:p>Lohngasse 4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724" calcext:value-type="float">
            <text:p>47.11724</text:p>
          </table:table-cell>
          <table:table-cell office:value-type="float" office:value="7.25555" calcext:value-type="float">
            <text:p>7.25555</text:p>
          </table:table-cell>
          <table:table-cell table:formula="of:=&quot;{&quot;&amp;[.M$1]&amp;[.A$1]&amp;[.M$1]&amp;&quot;: &quot;&amp;[.A16]&amp;&quot;,&quot;&amp;[.M$1]&amp;[.C$1]&amp;[.M$1]&amp;&quot;: &quot;&amp;[.M$1]&amp;[.C16]&amp;[.M$1]&amp;&quot;,&quot;&amp;[.M$1]&amp;[.D$1]&amp;[.M$1]&amp;&quot;:&quot;&amp;[.M$1]&amp;[.D16]&amp;[.M$1]&amp;&quot;,&quot;&amp;[.M$1]&amp;[.E$1]&amp;[.M$1]&amp;&quot;:&quot;&amp;[.M$1]&amp;[.E16]&amp;[.M$1]&amp;&quot;,&quot;&amp;[.M$1]&amp;[.F$1]&amp;[.M$1]&amp;&quot;:&quot;&amp;[.M$1]&amp;[.F16]&amp;[.M$1]&amp;&quot;,&quot;&amp;[.M$1]&amp;[.G$1]&amp;[.M$1]&amp;&quot;:&quot;&amp;[.M$1]&amp;[.G16]&amp;[.M$1]&amp;&quot;,&quot;&amp;[.M$1]&amp;[.H$1]&amp;[.M$1]&amp;&quot;:&quot;&amp;[.M$1]&amp;[.H16]&amp;[.M$1]&amp;&quot;,&quot;&amp;[.M$1]&amp;[.I$1]&amp;[.M$1]&amp;&quot;:&quot;&amp;[.M$1]&amp;[.I16]&amp;[.M$1]&amp;&quot;,&quot;&amp;[.M$1]&amp;[.J$1]&amp;[.M$1]&amp;&quot;:&quot;&amp;[.M$1]&amp;[.J16]&amp;[.M$1]&amp;&quot;,&quot;&amp;[.M$1]&amp;[.K$1]&amp;[.M$1]&amp;&quot;:&quot;&amp;[.M$1]&amp;[.K16]&amp;[.M$1]&amp;&quot;}&quot;" office:value-type="string" office:string-value="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{"locationID": 19,"meetingAt": "Matthäus-Zentrum","street":"Lohngasse 4","addition":"","district":"","zip":"2562","city":"Port","country":"CH","latitude":"47.11724","longitude":"7.25555"}</text:p>
          </table:table-cell>
          <table:table-cell table:formula="of:=[.M15]&amp;&quot;,&quot;&amp;[.L16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</text:p>
          </table:table-cell>
          <table:table-cell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stelraum 3, Matthäus-Zentrum, Lohngasse 4, 2562 Port</text:p>
          </table:table-cell>
          <table:table-cell office:value-type="string" calcext:value-type="string">
            <text:p>Matthäus-Zentrum</text:p>
          </table:table-cell>
          <table:table-cell office:value-type="string" calcext:value-type="string">
            <text:p>Lohngasse 4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724" calcext:value-type="float">
            <text:p>47.11724</text:p>
          </table:table-cell>
          <table:table-cell office:value-type="float" office:value="7.25555" calcext:value-type="float">
            <text:p>7.25555</text:p>
          </table:table-cell>
          <table:table-cell table:formula="of:=&quot;{&quot;&amp;[.M$1]&amp;[.A$1]&amp;[.M$1]&amp;&quot;: &quot;&amp;[.A17]&amp;&quot;,&quot;&amp;[.M$1]&amp;[.C$1]&amp;[.M$1]&amp;&quot;: &quot;&amp;[.M$1]&amp;[.C17]&amp;[.M$1]&amp;&quot;,&quot;&amp;[.M$1]&amp;[.D$1]&amp;[.M$1]&amp;&quot;:&quot;&amp;[.M$1]&amp;[.D17]&amp;[.M$1]&amp;&quot;,&quot;&amp;[.M$1]&amp;[.E$1]&amp;[.M$1]&amp;&quot;:&quot;&amp;[.M$1]&amp;[.E17]&amp;[.M$1]&amp;&quot;,&quot;&amp;[.M$1]&amp;[.F$1]&amp;[.M$1]&amp;&quot;:&quot;&amp;[.M$1]&amp;[.F17]&amp;[.M$1]&amp;&quot;,&quot;&amp;[.M$1]&amp;[.G$1]&amp;[.M$1]&amp;&quot;:&quot;&amp;[.M$1]&amp;[.G17]&amp;[.M$1]&amp;&quot;,&quot;&amp;[.M$1]&amp;[.H$1]&amp;[.M$1]&amp;&quot;:&quot;&amp;[.M$1]&amp;[.H17]&amp;[.M$1]&amp;&quot;,&quot;&amp;[.M$1]&amp;[.I$1]&amp;[.M$1]&amp;&quot;:&quot;&amp;[.M$1]&amp;[.I17]&amp;[.M$1]&amp;&quot;,&quot;&amp;[.M$1]&amp;[.J$1]&amp;[.M$1]&amp;&quot;:&quot;&amp;[.M$1]&amp;[.J17]&amp;[.M$1]&amp;&quot;,&quot;&amp;[.M$1]&amp;[.K$1]&amp;[.M$1]&amp;&quot;:&quot;&amp;[.M$1]&amp;[.K17]&amp;[.M$1]&amp;&quot;}&quot;" office:value-type="string" office:string-value="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{"locationID": 18,"meetingAt": "Matthäus-Zentrum","street":"Lohngasse 4","addition":"","district":"","zip":"2562","city":"Port","country":"CH","latitude":"47.11724","longitude":"7.25555"}</text:p>
          </table:table-cell>
          <table:table-cell table:formula="of:=[.M16]&amp;&quot;,&quot;&amp;[.L17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</text:p>
          </table:table-cell>
          <table:table-cell table:number-columns-repeated="1637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astelraum 1+2, Matthäus-Zentrum, Lohngasse 4, 2562 Port</text:p>
          </table:table-cell>
          <table:table-cell office:value-type="string" calcext:value-type="string">
            <text:p>Matthäus-Zentrum</text:p>
          </table:table-cell>
          <table:table-cell office:value-type="string" calcext:value-type="string">
            <text:p>Lohngasse 4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724" calcext:value-type="float">
            <text:p>47.11724</text:p>
          </table:table-cell>
          <table:table-cell office:value-type="float" office:value="7.25555" calcext:value-type="float">
            <text:p>7.25555</text:p>
          </table:table-cell>
          <table:table-cell table:formula="of:=&quot;{&quot;&amp;[.M$1]&amp;[.A$1]&amp;[.M$1]&amp;&quot;: &quot;&amp;[.A18]&amp;&quot;,&quot;&amp;[.M$1]&amp;[.C$1]&amp;[.M$1]&amp;&quot;: &quot;&amp;[.M$1]&amp;[.C18]&amp;[.M$1]&amp;&quot;,&quot;&amp;[.M$1]&amp;[.D$1]&amp;[.M$1]&amp;&quot;:&quot;&amp;[.M$1]&amp;[.D18]&amp;[.M$1]&amp;&quot;,&quot;&amp;[.M$1]&amp;[.E$1]&amp;[.M$1]&amp;&quot;:&quot;&amp;[.M$1]&amp;[.E18]&amp;[.M$1]&amp;&quot;,&quot;&amp;[.M$1]&amp;[.F$1]&amp;[.M$1]&amp;&quot;:&quot;&amp;[.M$1]&amp;[.F18]&amp;[.M$1]&amp;&quot;,&quot;&amp;[.M$1]&amp;[.G$1]&amp;[.M$1]&amp;&quot;:&quot;&amp;[.M$1]&amp;[.G18]&amp;[.M$1]&amp;&quot;,&quot;&amp;[.M$1]&amp;[.H$1]&amp;[.M$1]&amp;&quot;:&quot;&amp;[.M$1]&amp;[.H18]&amp;[.M$1]&amp;&quot;,&quot;&amp;[.M$1]&amp;[.I$1]&amp;[.M$1]&amp;&quot;:&quot;&amp;[.M$1]&amp;[.I18]&amp;[.M$1]&amp;&quot;,&quot;&amp;[.M$1]&amp;[.J$1]&amp;[.M$1]&amp;&quot;:&quot;&amp;[.M$1]&amp;[.J18]&amp;[.M$1]&amp;&quot;,&quot;&amp;[.M$1]&amp;[.K$1]&amp;[.M$1]&amp;&quot;:&quot;&amp;[.M$1]&amp;[.K18]&amp;[.M$1]&amp;&quot;}&quot;" office:value-type="string" office:string-value="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{"locationID": 17,"meetingAt": "Matthäus-Zentrum","street":"Lohngasse 4","addition":"","district":"","zip":"2562","city":"Port","country":"CH","latitude":"47.11724","longitude":"7.25555"}</text:p>
          </table:table-cell>
          <table:table-cell table:formula="of:=[.M17]&amp;&quot;,&quot;&amp;[.L18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</text:p>
          </table:table-cell>
          <table:table-cell table:number-columns-repeated="1637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rtraum, Matthäus-Zentrum, Lohngasse 4, 2562 Port</text:p>
          </table:table-cell>
          <table:table-cell office:value-type="string" calcext:value-type="string">
            <text:p>Matthäus-Zentrum</text:p>
          </table:table-cell>
          <table:table-cell office:value-type="string" calcext:value-type="string">
            <text:p>Lohngasse 4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724" calcext:value-type="float">
            <text:p>47.11724</text:p>
          </table:table-cell>
          <table:table-cell office:value-type="float" office:value="7.25555" calcext:value-type="float">
            <text:p>7.25555</text:p>
          </table:table-cell>
          <table:table-cell table:formula="of:=&quot;{&quot;&amp;[.M$1]&amp;[.A$1]&amp;[.M$1]&amp;&quot;: &quot;&amp;[.A19]&amp;&quot;,&quot;&amp;[.M$1]&amp;[.C$1]&amp;[.M$1]&amp;&quot;: &quot;&amp;[.M$1]&amp;[.C19]&amp;[.M$1]&amp;&quot;,&quot;&amp;[.M$1]&amp;[.D$1]&amp;[.M$1]&amp;&quot;:&quot;&amp;[.M$1]&amp;[.D19]&amp;[.M$1]&amp;&quot;,&quot;&amp;[.M$1]&amp;[.E$1]&amp;[.M$1]&amp;&quot;:&quot;&amp;[.M$1]&amp;[.E19]&amp;[.M$1]&amp;&quot;,&quot;&amp;[.M$1]&amp;[.F$1]&amp;[.M$1]&amp;&quot;:&quot;&amp;[.M$1]&amp;[.F19]&amp;[.M$1]&amp;&quot;,&quot;&amp;[.M$1]&amp;[.G$1]&amp;[.M$1]&amp;&quot;:&quot;&amp;[.M$1]&amp;[.G19]&amp;[.M$1]&amp;&quot;,&quot;&amp;[.M$1]&amp;[.H$1]&amp;[.M$1]&amp;&quot;:&quot;&amp;[.M$1]&amp;[.H19]&amp;[.M$1]&amp;&quot;,&quot;&amp;[.M$1]&amp;[.I$1]&amp;[.M$1]&amp;&quot;:&quot;&amp;[.M$1]&amp;[.I19]&amp;[.M$1]&amp;&quot;,&quot;&amp;[.M$1]&amp;[.J$1]&amp;[.M$1]&amp;&quot;:&quot;&amp;[.M$1]&amp;[.J19]&amp;[.M$1]&amp;&quot;,&quot;&amp;[.M$1]&amp;[.K$1]&amp;[.M$1]&amp;&quot;:&quot;&amp;[.M$1]&amp;[.K19]&amp;[.M$1]&amp;&quot;}&quot;" office:value-type="string" office:string-value="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{"locationID": 16,"meetingAt": "Matthäus-Zentrum","street":"Lohngasse 4","addition":"","district":"","zip":"2562","city":"Port","country":"CH","latitude":"47.11724","longitude":"7.25555"}</text:p>
          </table:table-cell>
          <table:table-cell table:formula="of:=[.M18]&amp;&quot;,&quot;&amp;[.L19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</text:p>
          </table:table-cell>
          <table:table-cell table:number-columns-repeated="1637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üche, Matthäus-Zentrum, Lohngasse 4, 2562 Port</text:p>
          </table:table-cell>
          <table:table-cell office:value-type="string" calcext:value-type="string">
            <text:p>Matthäus-Zentrum</text:p>
          </table:table-cell>
          <table:table-cell office:value-type="string" calcext:value-type="string">
            <text:p>Lohngasse 4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724" calcext:value-type="float">
            <text:p>47.11724</text:p>
          </table:table-cell>
          <table:table-cell office:value-type="float" office:value="7.25555" calcext:value-type="float">
            <text:p>7.25555</text:p>
          </table:table-cell>
          <table:table-cell table:formula="of:=&quot;{&quot;&amp;[.M$1]&amp;[.A$1]&amp;[.M$1]&amp;&quot;: &quot;&amp;[.A20]&amp;&quot;,&quot;&amp;[.M$1]&amp;[.C$1]&amp;[.M$1]&amp;&quot;: &quot;&amp;[.M$1]&amp;[.C20]&amp;[.M$1]&amp;&quot;,&quot;&amp;[.M$1]&amp;[.D$1]&amp;[.M$1]&amp;&quot;:&quot;&amp;[.M$1]&amp;[.D20]&amp;[.M$1]&amp;&quot;,&quot;&amp;[.M$1]&amp;[.E$1]&amp;[.M$1]&amp;&quot;:&quot;&amp;[.M$1]&amp;[.E20]&amp;[.M$1]&amp;&quot;,&quot;&amp;[.M$1]&amp;[.F$1]&amp;[.M$1]&amp;&quot;:&quot;&amp;[.M$1]&amp;[.F20]&amp;[.M$1]&amp;&quot;,&quot;&amp;[.M$1]&amp;[.G$1]&amp;[.M$1]&amp;&quot;:&quot;&amp;[.M$1]&amp;[.G20]&amp;[.M$1]&amp;&quot;,&quot;&amp;[.M$1]&amp;[.H$1]&amp;[.M$1]&amp;&quot;:&quot;&amp;[.M$1]&amp;[.H20]&amp;[.M$1]&amp;&quot;,&quot;&amp;[.M$1]&amp;[.I$1]&amp;[.M$1]&amp;&quot;:&quot;&amp;[.M$1]&amp;[.I20]&amp;[.M$1]&amp;&quot;,&quot;&amp;[.M$1]&amp;[.J$1]&amp;[.M$1]&amp;&quot;:&quot;&amp;[.M$1]&amp;[.J20]&amp;[.M$1]&amp;&quot;,&quot;&amp;[.M$1]&amp;[.K$1]&amp;[.M$1]&amp;&quot;:&quot;&amp;[.M$1]&amp;[.K20]&amp;[.M$1]&amp;&quot;}&quot;" office:value-type="string" office:string-value="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{"locationID": 15,"meetingAt": "Matthäus-Zentrum","street":"Lohngasse 4","addition":"","district":"","zip":"2562","city":"Port","country":"CH","latitude":"47.11724","longitude":"7.25555"}</text:p>
          </table:table-cell>
          <table:table-cell table:formula="of:=[.M19]&amp;&quot;,&quot;&amp;[.L20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</text:p>
          </table:table-cell>
          <table:table-cell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oyer, Matthäus-Zentrum, Lohngasse 4, 2562 Port</text:p>
          </table:table-cell>
          <table:table-cell office:value-type="string" calcext:value-type="string">
            <text:p>Matthäus-Zentrum</text:p>
          </table:table-cell>
          <table:table-cell office:value-type="string" calcext:value-type="string">
            <text:p>Lohngasse 4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724" calcext:value-type="float">
            <text:p>47.11724</text:p>
          </table:table-cell>
          <table:table-cell office:value-type="float" office:value="7.25555" calcext:value-type="float">
            <text:p>7.25555</text:p>
          </table:table-cell>
          <table:table-cell table:formula="of:=&quot;{&quot;&amp;[.M$1]&amp;[.A$1]&amp;[.M$1]&amp;&quot;: &quot;&amp;[.A21]&amp;&quot;,&quot;&amp;[.M$1]&amp;[.C$1]&amp;[.M$1]&amp;&quot;: &quot;&amp;[.M$1]&amp;[.C21]&amp;[.M$1]&amp;&quot;,&quot;&amp;[.M$1]&amp;[.D$1]&amp;[.M$1]&amp;&quot;:&quot;&amp;[.M$1]&amp;[.D21]&amp;[.M$1]&amp;&quot;,&quot;&amp;[.M$1]&amp;[.E$1]&amp;[.M$1]&amp;&quot;:&quot;&amp;[.M$1]&amp;[.E21]&amp;[.M$1]&amp;&quot;,&quot;&amp;[.M$1]&amp;[.F$1]&amp;[.M$1]&amp;&quot;:&quot;&amp;[.M$1]&amp;[.F21]&amp;[.M$1]&amp;&quot;,&quot;&amp;[.M$1]&amp;[.G$1]&amp;[.M$1]&amp;&quot;:&quot;&amp;[.M$1]&amp;[.G21]&amp;[.M$1]&amp;&quot;,&quot;&amp;[.M$1]&amp;[.H$1]&amp;[.M$1]&amp;&quot;:&quot;&amp;[.M$1]&amp;[.H21]&amp;[.M$1]&amp;&quot;,&quot;&amp;[.M$1]&amp;[.I$1]&amp;[.M$1]&amp;&quot;:&quot;&amp;[.M$1]&amp;[.I21]&amp;[.M$1]&amp;&quot;,&quot;&amp;[.M$1]&amp;[.J$1]&amp;[.M$1]&amp;&quot;:&quot;&amp;[.M$1]&amp;[.J21]&amp;[.M$1]&amp;&quot;,&quot;&amp;[.M$1]&amp;[.K$1]&amp;[.M$1]&amp;&quot;:&quot;&amp;[.M$1]&amp;[.K21]&amp;[.M$1]&amp;&quot;}&quot;" office:value-type="string" office:string-value="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{"locationID": 14,"meetingAt": "Matthäus-Zentrum","street":"Lohngasse 4","addition":"","district":"","zip":"2562","city":"Port","country":"CH","latitude":"47.11724","longitude":"7.25555"}</text:p>
          </table:table-cell>
          <table:table-cell table:formula="of:=[.M20]&amp;&quot;,&quot;&amp;[.L21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,{"locationID": 14,"meetingAt": "Matthäus-Zentrum","street":"Lohngasse 4","addition":"","district":"","zip":"2562","city":"Port","country":"CH","latitude":"47.11724","longitude":"7.25555"}</text:p>
          </table:table-cell>
          <table:table-cell table:number-columns-repeated="1637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ttesdienstraum, Matthäus-Zentrum, Lohngasse 4, 2562 Port</text:p>
          </table:table-cell>
          <table:table-cell office:value-type="string" calcext:value-type="string">
            <text:p>Matthäus-Zentrum</text:p>
          </table:table-cell>
          <table:table-cell office:value-type="string" calcext:value-type="string">
            <text:p>Lohngasse 4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724" calcext:value-type="float">
            <text:p>47.11724</text:p>
          </table:table-cell>
          <table:table-cell office:value-type="float" office:value="7.25555" calcext:value-type="float">
            <text:p>7.25555</text:p>
          </table:table-cell>
          <table:table-cell table:formula="of:=&quot;{&quot;&amp;[.M$1]&amp;[.A$1]&amp;[.M$1]&amp;&quot;: &quot;&amp;[.A22]&amp;&quot;,&quot;&amp;[.M$1]&amp;[.C$1]&amp;[.M$1]&amp;&quot;: &quot;&amp;[.M$1]&amp;[.C22]&amp;[.M$1]&amp;&quot;,&quot;&amp;[.M$1]&amp;[.D$1]&amp;[.M$1]&amp;&quot;:&quot;&amp;[.M$1]&amp;[.D22]&amp;[.M$1]&amp;&quot;,&quot;&amp;[.M$1]&amp;[.E$1]&amp;[.M$1]&amp;&quot;:&quot;&amp;[.M$1]&amp;[.E22]&amp;[.M$1]&amp;&quot;,&quot;&amp;[.M$1]&amp;[.F$1]&amp;[.M$1]&amp;&quot;:&quot;&amp;[.M$1]&amp;[.F22]&amp;[.M$1]&amp;&quot;,&quot;&amp;[.M$1]&amp;[.G$1]&amp;[.M$1]&amp;&quot;:&quot;&amp;[.M$1]&amp;[.G22]&amp;[.M$1]&amp;&quot;,&quot;&amp;[.M$1]&amp;[.H$1]&amp;[.M$1]&amp;&quot;:&quot;&amp;[.M$1]&amp;[.H22]&amp;[.M$1]&amp;&quot;,&quot;&amp;[.M$1]&amp;[.I$1]&amp;[.M$1]&amp;&quot;:&quot;&amp;[.M$1]&amp;[.I22]&amp;[.M$1]&amp;&quot;,&quot;&amp;[.M$1]&amp;[.J$1]&amp;[.M$1]&amp;&quot;:&quot;&amp;[.M$1]&amp;[.J22]&amp;[.M$1]&amp;&quot;,&quot;&amp;[.M$1]&amp;[.K$1]&amp;[.M$1]&amp;&quot;:&quot;&amp;[.M$1]&amp;[.K22]&amp;[.M$1]&amp;&quot;}&quot;" office:value-type="string" office:string-value="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{"locationID": 13,"meetingAt": "Matthäus-Zentrum","street":"Lohngasse 4","addition":"","district":"","zip":"2562","city":"Port","country":"CH","latitude":"47.11724","longitude":"7.25555"}</text:p>
          </table:table-cell>
          <table:table-cell table:formula="of:=[.M21]&amp;&quot;,&quot;&amp;[.L22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,{"locationID": 14,"meetingAt": "Matthäus-Zentrum","street":"Lohngasse 4","addition":"","district":"","zip":"2562","city":"Port","country":"CH","latitude":"47.11724","longitude":"7.25555"},{"locationID": 13,"meetingAt": "Matthäus-Zentrum","street":"Lohngasse 4","addition":"","district":"","zip":"2562","city":"Port","country":"CH","latitude":"47.11724","longitude":"7.25555"}</text:p>
          </table:table-cell>
          <table:table-cell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tthäus-Zentrum, Grosser Saal, Lohngasse 4, 2562 Port</text:p>
          </table:table-cell>
          <table:table-cell office:value-type="string" calcext:value-type="string">
            <text:p>Matthäus-Zentrum</text:p>
          </table:table-cell>
          <table:table-cell office:value-type="string" calcext:value-type="string">
            <text:p>Lohngasse 4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724" calcext:value-type="float">
            <text:p>47.11724</text:p>
          </table:table-cell>
          <table:table-cell office:value-type="float" office:value="7.25555" calcext:value-type="float">
            <text:p>7.25555</text:p>
          </table:table-cell>
          <table:table-cell table:formula="of:=&quot;{&quot;&amp;[.M$1]&amp;[.A$1]&amp;[.M$1]&amp;&quot;: &quot;&amp;[.A23]&amp;&quot;,&quot;&amp;[.M$1]&amp;[.C$1]&amp;[.M$1]&amp;&quot;: &quot;&amp;[.M$1]&amp;[.C23]&amp;[.M$1]&amp;&quot;,&quot;&amp;[.M$1]&amp;[.D$1]&amp;[.M$1]&amp;&quot;:&quot;&amp;[.M$1]&amp;[.D23]&amp;[.M$1]&amp;&quot;,&quot;&amp;[.M$1]&amp;[.E$1]&amp;[.M$1]&amp;&quot;:&quot;&amp;[.M$1]&amp;[.E23]&amp;[.M$1]&amp;&quot;,&quot;&amp;[.M$1]&amp;[.F$1]&amp;[.M$1]&amp;&quot;:&quot;&amp;[.M$1]&amp;[.F23]&amp;[.M$1]&amp;&quot;,&quot;&amp;[.M$1]&amp;[.G$1]&amp;[.M$1]&amp;&quot;:&quot;&amp;[.M$1]&amp;[.G23]&amp;[.M$1]&amp;&quot;,&quot;&amp;[.M$1]&amp;[.H$1]&amp;[.M$1]&amp;&quot;:&quot;&amp;[.M$1]&amp;[.H23]&amp;[.M$1]&amp;&quot;,&quot;&amp;[.M$1]&amp;[.I$1]&amp;[.M$1]&amp;&quot;:&quot;&amp;[.M$1]&amp;[.I23]&amp;[.M$1]&amp;&quot;,&quot;&amp;[.M$1]&amp;[.J$1]&amp;[.M$1]&amp;&quot;:&quot;&amp;[.M$1]&amp;[.J23]&amp;[.M$1]&amp;&quot;,&quot;&amp;[.M$1]&amp;[.K$1]&amp;[.M$1]&amp;&quot;:&quot;&amp;[.M$1]&amp;[.K23]&amp;[.M$1]&amp;&quot;}&quot;" office:value-type="string" office:string-value="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{"locationID": 12,"meetingAt": "Matthäus-Zentrum","street":"Lohngasse 4","addition":"","district":"","zip":"2562","city":"Port","country":"CH","latitude":"47.11724","longitude":"7.25555"}</text:p>
          </table:table-cell>
          <table:table-cell table:formula="of:=[.M22]&amp;&quot;,&quot;&amp;[.L23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,{"locationID": 14,"meetingAt": "Matthäus-Zentrum","street":"Lohngasse 4","addition":"","district":"","zip":"2562","city":"Port","country":"CH","latitude":"47.11724","longitude":"7.25555"},{"locationID": 13,"meetingAt": "Matthäus-Zentrum","street":"Lohngasse 4","addition":"","district":"","zip":"2562","city":"Port","country":"CH","latitude":"47.11724","longitude":"7.25555"},{"locationID": 12,"meetingAt": "Matthäus-Zentrum","street":"Lohngasse 4","addition":"","district":"","zip":"2562","city":"Port","country":"CH","latitude":"47.11724","longitude":"7.25555"}</text:p>
          </table:table-cell>
          <table:table-cell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tzungszimmer OG, Kirchgemeindehaus , Aalmattenweg 49, 2560 Nidau/BE</text:p>
          </table:table-cell>
          <table:table-cell office:value-type="string" calcext:value-type="string">
            <text:p>Kirchgemeindehaus</text:p>
          </table:table-cell>
          <table:table-cell office:value-type="string" calcext:value-type="string">
            <text:p>Aalmattenweg 49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302" calcext:value-type="float">
            <text:p>47.12302</text:p>
          </table:table-cell>
          <table:table-cell office:value-type="float" office:value="7.2488" calcext:value-type="float">
            <text:p>7.2488</text:p>
          </table:table-cell>
          <table:table-cell table:formula="of:=&quot;{&quot;&amp;[.M$1]&amp;[.A$1]&amp;[.M$1]&amp;&quot;: &quot;&amp;[.A24]&amp;&quot;,&quot;&amp;[.M$1]&amp;[.C$1]&amp;[.M$1]&amp;&quot;: &quot;&amp;[.M$1]&amp;[.C24]&amp;[.M$1]&amp;&quot;,&quot;&amp;[.M$1]&amp;[.D$1]&amp;[.M$1]&amp;&quot;:&quot;&amp;[.M$1]&amp;[.D24]&amp;[.M$1]&amp;&quot;,&quot;&amp;[.M$1]&amp;[.E$1]&amp;[.M$1]&amp;&quot;:&quot;&amp;[.M$1]&amp;[.E24]&amp;[.M$1]&amp;&quot;,&quot;&amp;[.M$1]&amp;[.F$1]&amp;[.M$1]&amp;&quot;:&quot;&amp;[.M$1]&amp;[.F24]&amp;[.M$1]&amp;&quot;,&quot;&amp;[.M$1]&amp;[.G$1]&amp;[.M$1]&amp;&quot;:&quot;&amp;[.M$1]&amp;[.G24]&amp;[.M$1]&amp;&quot;,&quot;&amp;[.M$1]&amp;[.H$1]&amp;[.M$1]&amp;&quot;:&quot;&amp;[.M$1]&amp;[.H24]&amp;[.M$1]&amp;&quot;,&quot;&amp;[.M$1]&amp;[.I$1]&amp;[.M$1]&amp;&quot;:&quot;&amp;[.M$1]&amp;[.I24]&amp;[.M$1]&amp;&quot;,&quot;&amp;[.M$1]&amp;[.J$1]&amp;[.M$1]&amp;&quot;:&quot;&amp;[.M$1]&amp;[.J24]&amp;[.M$1]&amp;&quot;,&quot;&amp;[.M$1]&amp;[.K$1]&amp;[.M$1]&amp;&quot;:&quot;&amp;[.M$1]&amp;[.K24]&amp;[.M$1]&amp;&quot;}&quot;" office:value-type="string" office:string-value="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{"locationID": 7,"meetingAt": "Kirchgemeindehaus","street":"Aalmattenweg 49","addition":"","district":"","zip":"2560","city":"Nidau","country":"CH","latitude":"47.12302","longitude":"7.2488"}</text:p>
          </table:table-cell>
          <table:table-cell table:formula="of:=[.M23]&amp;&quot;,&quot;&amp;[.L24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,{"locationID": 14,"meetingAt": "Matthäus-Zentrum","street":"Lohngasse 4","addition":"","district":"","zip":"2562","city":"Port","country":"CH","latitude":"47.11724","longitude":"7.25555"},{"locationID": 13,"meetingAt": "Matthäus-Zentrum","street":"Lohngasse 4","addition":"","district":"","zip":"2562","city":"Port","country":"CH","latitude":"47.11724","longitude":"7.25555"},{"locationID": 12,"meetingAt": "Matthäus-Zentrum","street":"Lohngasse 4","addition":"","district":"","zip":"2562","city":"Port","country":"CH","latitude":"47.11724","longitude":"7.25555"},{"locationID": 7,"meetingAt": "Kirchgemeindehaus","street":"Aalmattenweg 49","addition":"","district":"","zip":"2560","city":"Nidau","country":"CH","latitude":"47.12302","longitude":"7.2488"}</text:p>
          </table:table-cell>
          <table:table-cell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gegnungsraum, Zentrum Ipsach, Dorfstrasse 6, 2563 Ipsach</text:p>
          </table:table-cell>
          <table:table-cell office:value-type="string" calcext:value-type="string">
            <text:p>Zentrum Ipsach</text:p>
          </table:table-cell>
          <table:table-cell office:value-type="string" calcext:value-type="string">
            <text:p>Dorfstrasse 6</text:p>
          </table:table-cell>
          <table:table-cell table:number-columns-repeated="2"/>
          <table:table-cell office:value-type="float" office:value="2563" calcext:value-type="float">
            <text:p>2563</text:p>
          </table:table-cell>
          <table:table-cell office:value-type="string" calcext:value-type="string">
            <text:p>Ipsach</text:p>
          </table:table-cell>
          <table:table-cell office:value-type="string" calcext:value-type="string">
            <text:p>CH</text:p>
          </table:table-cell>
          <table:table-cell office:value-type="float" office:value="47.11524" calcext:value-type="float">
            <text:p>47.11524</text:p>
          </table:table-cell>
          <table:table-cell office:value-type="float" office:value="7.2344" calcext:value-type="float">
            <text:p>7.2344</text:p>
          </table:table-cell>
          <table:table-cell table:formula="of:=&quot;{&quot;&amp;[.M$1]&amp;[.A$1]&amp;[.M$1]&amp;&quot;: &quot;&amp;[.A25]&amp;&quot;,&quot;&amp;[.M$1]&amp;[.C$1]&amp;[.M$1]&amp;&quot;: &quot;&amp;[.M$1]&amp;[.C25]&amp;[.M$1]&amp;&quot;,&quot;&amp;[.M$1]&amp;[.D$1]&amp;[.M$1]&amp;&quot;:&quot;&amp;[.M$1]&amp;[.D25]&amp;[.M$1]&amp;&quot;,&quot;&amp;[.M$1]&amp;[.E$1]&amp;[.M$1]&amp;&quot;:&quot;&amp;[.M$1]&amp;[.E25]&amp;[.M$1]&amp;&quot;,&quot;&amp;[.M$1]&amp;[.F$1]&amp;[.M$1]&amp;&quot;:&quot;&amp;[.M$1]&amp;[.F25]&amp;[.M$1]&amp;&quot;,&quot;&amp;[.M$1]&amp;[.G$1]&amp;[.M$1]&amp;&quot;:&quot;&amp;[.M$1]&amp;[.G25]&amp;[.M$1]&amp;&quot;,&quot;&amp;[.M$1]&amp;[.H$1]&amp;[.M$1]&amp;&quot;:&quot;&amp;[.M$1]&amp;[.H25]&amp;[.M$1]&amp;&quot;,&quot;&amp;[.M$1]&amp;[.I$1]&amp;[.M$1]&amp;&quot;:&quot;&amp;[.M$1]&amp;[.I25]&amp;[.M$1]&amp;&quot;,&quot;&amp;[.M$1]&amp;[.J$1]&amp;[.M$1]&amp;&quot;:&quot;&amp;[.M$1]&amp;[.J25]&amp;[.M$1]&amp;&quot;,&quot;&amp;[.M$1]&amp;[.K$1]&amp;[.M$1]&amp;&quot;:&quot;&amp;[.M$1]&amp;[.K25]&amp;[.M$1]&amp;&quot;}&quot;" office:value-type="string" office:string-value="{&quot;locationID&quot;: 6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" calcext:value-type="string">
            <text:p>{"locationID": 6,"meetingAt": "Zentrum Ipsach","street":"Dorfstrasse 6","addition":"","district":"","zip":"2563","city":"Ipsach","country":"CH","latitude":"47.11524","longitude":"7.2344"}</text:p>
          </table:table-cell>
          <table:table-cell table:formula="of:=[.M24]&amp;&quot;,&quot;&amp;[.L25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6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,{"locationID": 14,"meetingAt": "Matthäus-Zentrum","street":"Lohngasse 4","addition":"","district":"","zip":"2562","city":"Port","country":"CH","latitude":"47.11724","longitude":"7.25555"},{"locationID": 13,"meetingAt": "Matthäus-Zentrum","street":"Lohngasse 4","addition":"","district":"","zip":"2562","city":"Port","country":"CH","latitude":"47.11724","longitude":"7.25555"},{"locationID": 12,"meetingAt": "Matthäus-Zentrum","street":"Lohngasse 4","addition":"","district":"","zip":"2562","city":"Port","country":"CH","latitude":"47.11724","longitude":"7.25555"},{"locationID": 7,"meetingAt": "Kirchgemeindehaus","street":"Aalmattenweg 49","addition":"","district":"","zip":"2560","city":"Nidau","country":"CH","latitude":"47.12302","longitude":"7.2488"},{"locationID": 6,"meetingAt": "Zentrum Ipsach","street":"Dorfstrasse 6","addition":"","district":"","zip":"2563","city":"Ipsach","country":"CH","latitude":"47.11524","longitude":"7.2344"}</text:p>
          </table:table-cell>
          <table:table-cell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terrichtsraum, Zentrum Ipsach, Dorfstrasse 6, 2563 Ipsach</text:p>
          </table:table-cell>
          <table:table-cell office:value-type="string" calcext:value-type="string">
            <text:p>Zentrum Ipsach</text:p>
          </table:table-cell>
          <table:table-cell office:value-type="string" calcext:value-type="string">
            <text:p>Dorfstrasse 6</text:p>
          </table:table-cell>
          <table:table-cell table:number-columns-repeated="2"/>
          <table:table-cell office:value-type="float" office:value="2563" calcext:value-type="float">
            <text:p>2563</text:p>
          </table:table-cell>
          <table:table-cell office:value-type="string" calcext:value-type="string">
            <text:p>Ipsach</text:p>
          </table:table-cell>
          <table:table-cell office:value-type="string" calcext:value-type="string">
            <text:p>CH</text:p>
          </table:table-cell>
          <table:table-cell office:value-type="float" office:value="47.11524" calcext:value-type="float">
            <text:p>47.11524</text:p>
          </table:table-cell>
          <table:table-cell office:value-type="float" office:value="7.2344" calcext:value-type="float">
            <text:p>7.2344</text:p>
          </table:table-cell>
          <table:table-cell table:formula="of:=&quot;{&quot;&amp;[.M$1]&amp;[.A$1]&amp;[.M$1]&amp;&quot;: &quot;&amp;[.A26]&amp;&quot;,&quot;&amp;[.M$1]&amp;[.C$1]&amp;[.M$1]&amp;&quot;: &quot;&amp;[.M$1]&amp;[.C26]&amp;[.M$1]&amp;&quot;,&quot;&amp;[.M$1]&amp;[.D$1]&amp;[.M$1]&amp;&quot;:&quot;&amp;[.M$1]&amp;[.D26]&amp;[.M$1]&amp;&quot;,&quot;&amp;[.M$1]&amp;[.E$1]&amp;[.M$1]&amp;&quot;:&quot;&amp;[.M$1]&amp;[.E26]&amp;[.M$1]&amp;&quot;,&quot;&amp;[.M$1]&amp;[.F$1]&amp;[.M$1]&amp;&quot;:&quot;&amp;[.M$1]&amp;[.F26]&amp;[.M$1]&amp;&quot;,&quot;&amp;[.M$1]&amp;[.G$1]&amp;[.M$1]&amp;&quot;:&quot;&amp;[.M$1]&amp;[.G26]&amp;[.M$1]&amp;&quot;,&quot;&amp;[.M$1]&amp;[.H$1]&amp;[.M$1]&amp;&quot;:&quot;&amp;[.M$1]&amp;[.H26]&amp;[.M$1]&amp;&quot;,&quot;&amp;[.M$1]&amp;[.I$1]&amp;[.M$1]&amp;&quot;:&quot;&amp;[.M$1]&amp;[.I26]&amp;[.M$1]&amp;&quot;,&quot;&amp;[.M$1]&amp;[.J$1]&amp;[.M$1]&amp;&quot;:&quot;&amp;[.M$1]&amp;[.J26]&amp;[.M$1]&amp;&quot;,&quot;&amp;[.M$1]&amp;[.K$1]&amp;[.M$1]&amp;&quot;:&quot;&amp;[.M$1]&amp;[.K26]&amp;[.M$1]&amp;&quot;}&quot;" office:value-type="string" office:string-value="{&quot;locationID&quot;: 5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" calcext:value-type="string">
            <text:p>{"locationID": 5,"meetingAt": "Zentrum Ipsach","street":"Dorfstrasse 6","addition":"","district":"","zip":"2563","city":"Ipsach","country":"CH","latitude":"47.11524","longitude":"7.2344"}</text:p>
          </table:table-cell>
          <table:table-cell table:formula="of:=[.M25]&amp;&quot;,&quot;&amp;[.L26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6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,{"locationID": 14,"meetingAt": "Matthäus-Zentrum","street":"Lohngasse 4","addition":"","district":"","zip":"2562","city":"Port","country":"CH","latitude":"47.11724","longitude":"7.25555"},{"locationID": 13,"meetingAt": "Matthäus-Zentrum","street":"Lohngasse 4","addition":"","district":"","zip":"2562","city":"Port","country":"CH","latitude":"47.11724","longitude":"7.25555"},{"locationID": 12,"meetingAt": "Matthäus-Zentrum","street":"Lohngasse 4","addition":"","district":"","zip":"2562","city":"Port","country":"CH","latitude":"47.11724","longitude":"7.25555"},{"locationID": 7,"meetingAt": "Kirchgemeindehaus","street":"Aalmattenweg 49","addition":"","district":"","zip":"2560","city":"Nidau","country":"CH","latitude":"47.12302","longitude":"7.2488"},{"locationID": 6,"meetingAt": "Zentrum Ipsach","street":"Dorfstrasse 6","addition":"","district":"","zip":"2563","city":"Ipsach","country":"CH","latitude":"47.11524","longitude":"7.2344"},{"locationID": 5,"meetingAt": "Zentrum Ipsach","street":"Dorfstrasse 6","addition":"","district":"","zip":"2563","city":"Ipsach","country":"CH","latitude":"47.11524","longitude":"7.2344"}</text:p>
          </table:table-cell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ttesdienstraum, Zentrum Ipsach, Dorfstrasse 6, 2563 Ipsach</text:p>
          </table:table-cell>
          <table:table-cell office:value-type="string" calcext:value-type="string">
            <text:p>Zentrum Ipsach</text:p>
          </table:table-cell>
          <table:table-cell office:value-type="string" calcext:value-type="string">
            <text:p>Dorfstrasse 6</text:p>
          </table:table-cell>
          <table:table-cell table:number-columns-repeated="2"/>
          <table:table-cell office:value-type="float" office:value="2563" calcext:value-type="float">
            <text:p>2563</text:p>
          </table:table-cell>
          <table:table-cell office:value-type="string" calcext:value-type="string">
            <text:p>Ipsach</text:p>
          </table:table-cell>
          <table:table-cell office:value-type="string" calcext:value-type="string">
            <text:p>CH</text:p>
          </table:table-cell>
          <table:table-cell office:value-type="float" office:value="47.11524" calcext:value-type="float">
            <text:p>47.11524</text:p>
          </table:table-cell>
          <table:table-cell office:value-type="float" office:value="7.2344" calcext:value-type="float">
            <text:p>7.2344</text:p>
          </table:table-cell>
          <table:table-cell table:formula="of:=&quot;{&quot;&amp;[.M$1]&amp;[.A$1]&amp;[.M$1]&amp;&quot;: &quot;&amp;[.A27]&amp;&quot;,&quot;&amp;[.M$1]&amp;[.C$1]&amp;[.M$1]&amp;&quot;: &quot;&amp;[.M$1]&amp;[.C27]&amp;[.M$1]&amp;&quot;,&quot;&amp;[.M$1]&amp;[.D$1]&amp;[.M$1]&amp;&quot;:&quot;&amp;[.M$1]&amp;[.D27]&amp;[.M$1]&amp;&quot;,&quot;&amp;[.M$1]&amp;[.E$1]&amp;[.M$1]&amp;&quot;:&quot;&amp;[.M$1]&amp;[.E27]&amp;[.M$1]&amp;&quot;,&quot;&amp;[.M$1]&amp;[.F$1]&amp;[.M$1]&amp;&quot;:&quot;&amp;[.M$1]&amp;[.F27]&amp;[.M$1]&amp;&quot;,&quot;&amp;[.M$1]&amp;[.G$1]&amp;[.M$1]&amp;&quot;:&quot;&amp;[.M$1]&amp;[.G27]&amp;[.M$1]&amp;&quot;,&quot;&amp;[.M$1]&amp;[.H$1]&amp;[.M$1]&amp;&quot;:&quot;&amp;[.M$1]&amp;[.H27]&amp;[.M$1]&amp;&quot;,&quot;&amp;[.M$1]&amp;[.I$1]&amp;[.M$1]&amp;&quot;:&quot;&amp;[.M$1]&amp;[.I27]&amp;[.M$1]&amp;&quot;,&quot;&amp;[.M$1]&amp;[.J$1]&amp;[.M$1]&amp;&quot;:&quot;&amp;[.M$1]&amp;[.J27]&amp;[.M$1]&amp;&quot;,&quot;&amp;[.M$1]&amp;[.K$1]&amp;[.M$1]&amp;&quot;:&quot;&amp;[.M$1]&amp;[.K27]&amp;[.M$1]&amp;&quot;}&quot;" office:value-type="string" office:string-value="{&quot;locationID&quot;: 4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" calcext:value-type="string">
            <text:p>{"locationID": 4,"meetingAt": "Zentrum Ipsach","street":"Dorfstrasse 6","addition":"","district":"","zip":"2563","city":"Ipsach","country":"CH","latitude":"47.11524","longitude":"7.2344"}</text:p>
          </table:table-cell>
          <table:table-cell table:formula="of:=[.M26]&amp;&quot;,&quot;&amp;[.L27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6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4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,{"locationID": 14,"meetingAt": "Matthäus-Zentrum","street":"Lohngasse 4","addition":"","district":"","zip":"2562","city":"Port","country":"CH","latitude":"47.11724","longitude":"7.25555"},{"locationID": 13,"meetingAt": "Matthäus-Zentrum","street":"Lohngasse 4","addition":"","district":"","zip":"2562","city":"Port","country":"CH","latitude":"47.11724","longitude":"7.25555"},{"locationID": 12,"meetingAt": "Matthäus-Zentrum","street":"Lohngasse 4","addition":"","district":"","zip":"2562","city":"Port","country":"CH","latitude":"47.11724","longitude":"7.25555"},{"locationID": 7,"meetingAt": "Kirchgemeindehaus","street":"Aalmattenweg 49","addition":"","district":"","zip":"2560","city":"Nidau","country":"CH","latitude":"47.12302","longitude":"7.2488"},{"locationID": 6,"meetingAt": "Zentrum Ipsach","street":"Dorfstrasse 6","addition":"","district":"","zip":"2563","city":"Ipsach","country":"CH","latitude":"47.11524","longitude":"7.2344"},{"locationID": 5,"meetingAt": "Zentrum Ipsach","street":"Dorfstrasse 6","addition":"","district":"","zip":"2563","city":"Ipsach","country":"CH","latitude":"47.11524","longitude":"7.2344"},{"locationID": 4,"meetingAt": "Zentrum Ipsach","street":"Dorfstrasse 6","addition":"","district":"","zip":"2563","city":"Ipsach","country":"CH","latitude":"47.11524","longitude":"7.2344"}</text:p>
          </table:table-cell>
          <table:table-cell table:number-columns-repeated="1637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llmund</text:p>
          </table:table-cell>
          <table:table-cell table:number-columns-repeated="10"/>
          <table:table-cell table:formula="of:=[.M27]&amp;&quot;]&quot;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6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4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]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,{"locationID": 14,"meetingAt": "Matthäus-Zentrum","street":"Lohngasse 4","addition":"","district":"","zip":"2562","city":"Port","country":"CH","latitude":"47.11724","longitude":"7.25555"},{"locationID": 13,"meetingAt": "Matthäus-Zentrum","street":"Lohngasse 4","addition":"","district":"","zip":"2562","city":"Port","country":"CH","latitude":"47.11724","longitude":"7.25555"},{"locationID": 12,"meetingAt": "Matthäus-Zentrum","street":"Lohngasse 4","addition":"","district":"","zip":"2562","city":"Port","country":"CH","latitude":"47.11724","longitude":"7.25555"},{"locationID": 7,"meetingAt": "Kirchgemeindehaus","street":"Aalmattenweg 49","addition":"","district":"","zip":"2560","city":"Nidau","country":"CH","latitude":"47.12302","longitude":"7.2488"},{"locationID": 6,"meetingAt": "Zentrum Ipsach","street":"Dorfstrasse 6","addition":"","district":"","zip":"2563","city":"Ipsach","country":"CH","latitude":"47.11524","longitude":"7.2344"},{"locationID": 5,"meetingAt": "Zentrum Ipsach","street":"Dorfstrasse 6","addition":"","district":"","zip":"2563","city":"Ipsach","country":"CH","latitude":"47.11524","longitude":"7.2344"},{"locationID": 4,"meetingAt": "Zentrum Ipsach","street":"Dorfstrasse 6","addition":"","district":"","zip":"2563","city":"Ipsach","country":"CH","latitude":"47.11524","longitude":"7.2344"}]</text:p>
          </table:table-cell>
          <table:table-cell table:number-columns-repeated="16371"/>
        </table:table-row>
        <table:table-row table:style-name="ro2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.00.0000</text:date>, <text:time style:data-style-name="N2" text:time-value="08:24:59.78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6.2$Windows_X86_64 LibreOffice_project/f654817fb68d6d4600d7d2f6b647e47729f55f15</meta:generator>
    <meta:initial-creator>André Schild</meta:initial-creator>
    <meta:creation-date>2023-09-23T13:34:21Z</meta:creation-date>
    <dc:date>2023-09-25T08:36:00.676000000</dc:date>
    <meta:editing-duration>PT1H8M11S</meta:editing-duration>
    <meta:editing-cycles>2</meta:editing-cycles>
    <meta:document-statistic meta:table-count="1" meta:cell-count="302" meta:object-count="0"/>
  </office:meta>
</office:document-meta>
</file>